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25-01-16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30936" calcext:value-type="float">
            <text:p>76.8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24-02-01 15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9776" calcext:value-type="float">
            <text:p>71.35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23-09-13 15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648" calcext:value-type="float">
            <text:p>137.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23-01-13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22-01-10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6864" calcext:value-type="float">
            <text:p>65.5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21-09-30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776" calcext:value-type="float">
            <text:p>125.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21-01-04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75584" calcext:value-type="float">
            <text:p>66.77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20-01-09 20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9136" calcext:value-type="float">
            <text:p>66.23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19-02-06 17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91864" calcext:value-type="float">
            <text:p>67.49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18-01-11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17-01-26 20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72712" calcext:value-type="float">
            <text:p>80.3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16-01-11 18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9656" calcext:value-type="float">
            <text:p>70.39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15-02-03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6352" calcext:value-type="float">
            <text:p>71.39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14-01-16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72296" calcext:value-type="float">
            <text:p>72.47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13-08-08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13-01-15 19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1648" calcext:value-type="float">
            <text:p>72.62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11-12-07 16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11-01-12 22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10-01-06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92408" calcext:value-type="float">
            <text:p>74.89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9-01-12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4928" calcext:value-type="float">
            <text:p>74.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8-09-09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48" calcext:value-type="float">
            <text:p>79.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8-01-14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8584" calcext:value-type="float">
            <text:p>71.72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7-11-02 16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296" calcext:value-type="float">
            <text:p>82.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7-01-23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144" calcext:value-type="float">
            <text:p>80.1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6-09-21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6-01-27 19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1768" calcext:value-type="float">
            <text:p>88.1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5-09-14 15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832" calcext:value-type="float">
            <text:p>132.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5-06-03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5-02-09 19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79192" calcext:value-type="float">
            <text:p>78.8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4-11-19 17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632" calcext:value-type="float">
            <text:p>86.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4-09-14 14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2" calcext:value-type="float">
            <text:p>141.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4-05-11 15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8.684" calcext:value-type="float">
            <text:p>138.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4-01-07 18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832" calcext:value-type="float">
            <text:p>94.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3-10-29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3-09-26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64" calcext:value-type="float">
            <text:p>135.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3-04-10 15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128" calcext:value-type="float">
            <text:p>140.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3-02-25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5096" calcext:value-type="float">
            <text:p>113.92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2-11-22 15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2-09-27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2-05-22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2-05-16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2-02-26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568" calcext:value-type="float">
            <text:p>111.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1-01-17 19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0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48" calcext:value-type="float">
            <text:p>129.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2000-02-04 21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99-01-29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536" calcext:value-type="float">
            <text:p>124.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98-05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9616" calcext:value-type="float">
            <text:p>149.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98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97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95448" calcext:value-type="float">
            <text:p>91.59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97-01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2808" calcext:value-type="float">
            <text:p>95.1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96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22592" calcext:value-type="float">
            <text:p>121.32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95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85816" calcext:value-type="float">
            <text:p>119.6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93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6908" calcext:value-type="float">
            <text:p>118.3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92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6488" calcext:value-type="float">
            <text:p>122.77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90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8256" calcext:value-type="float">
            <text:p>120.1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89-0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08" calcext:value-type="float">
            <text:p>120.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88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44" calcext:value-type="float">
            <text:p>115.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87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72" calcext:value-type="float">
            <text:p>118.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86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32576" calcext:value-type="float">
            <text:p>120.4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85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5152" calcext:value-type="float">
            <text:p>122.6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84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7528" calcext:value-type="float">
            <text:p>129.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83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02368" calcext:value-type="float">
            <text:p>124.10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82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876" calcext:value-type="float">
            <text:p>119.6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81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11896" calcext:value-type="float">
            <text:p>122.6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80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3712" calcext:value-type="float">
            <text:p>115.04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79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9348" calcext:value-type="float">
            <text:p>87.9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78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9184" calcext:value-type="float">
            <text:p>107.0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77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76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02488" calcext:value-type="float">
            <text:p>102.202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75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12728" calcext:value-type="float">
            <text:p>100.31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74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828" calcext:value-type="float">
            <text:p>90.9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72-0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5968" calcext:value-type="float">
            <text:p>91.94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71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17936" calcext:value-type="float">
            <text:p>87.11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70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7388" calcext:value-type="float">
            <text:p>80.5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69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814" calcext:value-type="float">
            <text:p>79.78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68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13832" calcext:value-type="float">
            <text:p>81.7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68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8476" calcext:value-type="float">
            <text:p>76.18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67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66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012" calcext:value-type="float">
            <text:p>61.9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65-02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32752" calcext:value-type="float">
            <text:p>57.83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64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8464" calcext:value-type="float">
            <text:p>59.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64-09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83216" calcext:value-type="float">
            <text:p>60.78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6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88" calcext:value-type="float">
            <text:p>55.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900095312101</text:p>
          </table:table-cell>
          <table:table-cell office:value-type="string" calcext:value-type="string">
            <text:p>1964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